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3.31mm"/>
    </style:style>
    <style:style style:name="co2" style:family="table-column">
      <style:table-column-properties fo:break-before="auto" style:column-width="59.76mm"/>
    </style:style>
    <style:style style:name="co3" style:family="table-column">
      <style:table-column-properties fo:break-before="auto" style:column-width="55.62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9.07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1.84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22.44mm"/>
    </style:style>
    <style:style style:name="co10" style:family="table-column">
      <style:table-column-properties fo:break-before="auto" style:column-width="39.3mm"/>
    </style:style>
    <style:style style:name="co11" style:family="table-column">
      <style:table-column-properties fo:break-before="auto" style:column-width="64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ir.model.acc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table:formula="of:=CONCATENATE(&quot;access_&quot;;[.B2])" office:value-type="string" office:string-value="access_projects_projects_user" calcext:value-type="string">
            <text:p>access_projects_projects_user</text:p>
          </table:table-cell>
          <table:table-cell table:formula="of:=CONCATENATE([.J2];&quot;_&quot;;[.K2];&quot;_&quot;;[.L2])" office:value-type="string" office:string-value="projects_projects_user" calcext:value-type="string">
            <text:p>projects_projects_user</text:p>
          </table:table-cell>
          <table:table-cell table:formula="of:=CONCATENATE(&quot;model_&quot;;[.J2];&quot;_&quot;;[.K2])" office:value-type="string" office:string-value="model_projects_projects" calcext:value-type="string">
            <text:p>model_projects_projects</text:p>
          </table:table-cell>
          <table:table-cell table:formula="of:=CONCATENATE([.J2];&quot;_&quot;;[.L2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3])" office:value-type="string" office:string-value="access_projects_tasks_user" calcext:value-type="string">
            <text:p>access_projects_tasks_user</text:p>
          </table:table-cell>
          <table:table-cell table:formula="of:=CONCATENATE([.J3];&quot;_&quot;;[.K3];&quot;_&quot;;[.L3])" office:value-type="string" office:string-value="projects_tasks_user" calcext:value-type="string">
            <text:p>projects_tasks_user</text:p>
          </table:table-cell>
          <table:table-cell table:formula="of:=CONCATENATE(&quot;model_&quot;;[.J3];&quot;_&quot;;[.K3])" office:value-type="string" office:string-value="model_projects_tasks" calcext:value-type="string">
            <text:p>model_projects_tasks</text:p>
          </table:table-cell>
          <table:table-cell table:formula="of:=CONCATENATE([.J3];&quot;_&quot;;[.L3])" office:value-type="string" office:string-value="projects_user" calcext:value-type="string">
            <text:p>projects_us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4])" office:value-type="string" office:string-value="access_projects_statuses_user" calcext:value-type="string">
            <text:p>access_projects_statuses_user</text:p>
          </table:table-cell>
          <table:table-cell table:formula="of:=CONCATENATE([.J4];&quot;_&quot;;[.K4];&quot;_&quot;;[.L4])" office:value-type="string" office:string-value="projects_statuses_user" calcext:value-type="string">
            <text:p>projects_statuses_user</text:p>
          </table:table-cell>
          <table:table-cell table:formula="of:=CONCATENATE(&quot;model_&quot;;[.J4];&quot;_&quot;;[.K4])" office:value-type="string" office:string-value="model_projects_statuses" calcext:value-type="string">
            <text:p>model_projects_statuses</text:p>
          </table:table-cell>
          <table:table-cell table:formula="of:=CONCATENATE([.J4];&quot;_&quot;;[.L4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5])" office:value-type="string" office:string-value="access_projects_project_types_user" calcext:value-type="string">
            <text:p>access_projects_project_types_user</text:p>
          </table:table-cell>
          <table:table-cell table:formula="of:=CONCATENATE([.J5];&quot;_&quot;;[.K5];&quot;_&quot;;[.L5])" office:value-type="string" office:string-value="projects_project_types_user" calcext:value-type="string">
            <text:p>projects_project_types_user</text:p>
          </table:table-cell>
          <table:table-cell table:formula="of:=CONCATENATE(&quot;model_&quot;;[.J5];&quot;_&quot;;[.K5])" office:value-type="string" office:string-value="model_projects_project_types" calcext:value-type="string">
            <text:p>model_projects_project_types</text:p>
          </table:table-cell>
          <table:table-cell table:formula="of:=CONCATENATE([.J5];&quot;_&quot;;[.L5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project_typ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6])" office:value-type="string" office:string-value="access_projects_work_types_user" calcext:value-type="string">
            <text:p>access_projects_work_types_user</text:p>
          </table:table-cell>
          <table:table-cell table:formula="of:=CONCATENATE([.J6];&quot;_&quot;;[.K6];&quot;_&quot;;[.L6])" office:value-type="string" office:string-value="projects_work_types_user" calcext:value-type="string">
            <text:p>projects_work_types_user</text:p>
          </table:table-cell>
          <table:table-cell table:formula="of:=CONCATENATE(&quot;model_&quot;;[.J6];&quot;_&quot;;[.K6])" office:value-type="string" office:string-value="model_projects_work_types" calcext:value-type="string">
            <text:p>model_projects_work_types</text:p>
          </table:table-cell>
          <table:table-cell table:formula="of:=CONCATENATE([.J6];&quot;_&quot;;[.L6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typ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7])" office:value-type="string" office:string-value="access_projects_work_comments_user" calcext:value-type="string">
            <text:p>access_projects_work_comments_user</text:p>
          </table:table-cell>
          <table:table-cell table:formula="of:=CONCATENATE([.J7];&quot;_&quot;;[.K7];&quot;_&quot;;[.L7])" office:value-type="string" office:string-value="projects_work_comments_user" calcext:value-type="string">
            <text:p>projects_work_comments_user</text:p>
          </table:table-cell>
          <table:table-cell table:formula="of:=CONCATENATE(&quot;model_&quot;;[.J7];&quot;_&quot;;[.K7])" office:value-type="string" office:string-value="model_projects_work_comments" calcext:value-type="string">
            <text:p>model_projects_work_comments</text:p>
          </table:table-cell>
          <table:table-cell table:formula="of:=CONCATENATE([.J7];&quot;_&quot;;[.L7])" office:value-type="string" office:string-value="projects_user" calcext:value-type="string">
            <text:p>project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comment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8])" office:value-type="string" office:string-value="access_projects_works_user" calcext:value-type="string">
            <text:p>access_projects_works_user</text:p>
          </table:table-cell>
          <table:table-cell table:formula="of:=CONCATENATE([.J8];&quot;_&quot;;[.K8];&quot;_&quot;;[.L8])" office:value-type="string" office:string-value="projects_works_user" calcext:value-type="string">
            <text:p>projects_works_user</text:p>
          </table:table-cell>
          <table:table-cell table:formula="of:=CONCATENATE(&quot;model_&quot;;[.J8];&quot;_&quot;;[.K8])" office:value-type="string" office:string-value="model_projects_works" calcext:value-type="string">
            <text:p>model_projects_works</text:p>
          </table:table-cell>
          <table:table-cell table:formula="of:=CONCATENATE([.J8];&quot;_&quot;;[.L8])" office:value-type="string" office:string-value="projects_user" calcext:value-type="string">
            <text:p>projects_us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9])" office:value-type="string" office:string-value="access_projects_steps_user" calcext:value-type="string">
            <text:p>access_projects_steps_user</text:p>
          </table:table-cell>
          <table:table-cell table:formula="of:=CONCATENATE([.J9];&quot;_&quot;;[.K9];&quot;_&quot;;[.L9])" office:value-type="string" office:string-value="projects_steps_user" calcext:value-type="string">
            <text:p>projects_steps_user</text:p>
          </table:table-cell>
          <table:table-cell table:formula="of:=CONCATENATE(&quot;model_&quot;;[.J9];&quot;_&quot;;[.K9])" office:value-type="string" office:string-value="model_projects_steps" calcext:value-type="string">
            <text:p>model_projects_steps</text:p>
          </table:table-cell>
          <table:table-cell table:formula="of:=CONCATENATE([.J9];&quot;_&quot;;[.L9])" office:value-type="string" office:string-value="projects_user" calcext:value-type="string">
            <text:p>project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style-name="ce1" table:formula="of:=CONCATENATE(&quot;access_&quot;;[.B10])" office:value-type="string" office:string-value="access_projects_projects_manager" calcext:value-type="string">
            <text:p>access_projects_projects_manager</text:p>
          </table:table-cell>
          <table:table-cell table:style-name="ce1" table:formula="of:=CONCATENATE([.J10];&quot;_&quot;;[.K10];&quot;_&quot;;[.L10])" office:value-type="string" office:string-value="projects_projects_manager" calcext:value-type="string">
            <text:p>projects_projects_manager</text:p>
          </table:table-cell>
          <table:table-cell table:style-name="ce1" table:formula="of:=CONCATENATE(&quot;model_&quot;;[.J10];&quot;_&quot;;[.K10])" office:value-type="string" office:string-value="model_projects_projects" calcext:value-type="string">
            <text:p>model_projects_projects</text:p>
          </table:table-cell>
          <table:table-cell table:style-name="ce1" table:formula="of:=CONCATENATE([.J10];&quot;_&quot;;[.L10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number-columns-repeated="2" table:style-name="ce1" office:value-type="string" calcext:value-type="string">
            <text:p>project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1])" office:value-type="string" office:string-value="access_projects_tasks_manager" calcext:value-type="string">
            <text:p>access_projects_tasks_manager</text:p>
          </table:table-cell>
          <table:table-cell table:style-name="ce1" table:formula="of:=CONCATENATE([.J11];&quot;_&quot;;[.K11];&quot;_&quot;;[.L11])" office:value-type="string" office:string-value="projects_tasks_manager" calcext:value-type="string">
            <text:p>projects_tasks_manager</text:p>
          </table:table-cell>
          <table:table-cell table:style-name="ce1" table:formula="of:=CONCATENATE(&quot;model_&quot;;[.J11];&quot;_&quot;;[.K11])" office:value-type="string" office:string-value="model_projects_tasks" calcext:value-type="string">
            <text:p>model_projects_tasks</text:p>
          </table:table-cell>
          <table:table-cell table:style-name="ce1" table:formula="of:=CONCATENATE([.J11];&quot;_&quot;;[.L11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2])" office:value-type="string" office:string-value="access_projects_statuses_manager" calcext:value-type="string">
            <text:p>access_projects_statuses_manager</text:p>
          </table:table-cell>
          <table:table-cell table:style-name="ce1" table:formula="of:=CONCATENATE([.J12];&quot;_&quot;;[.K12];&quot;_&quot;;[.L12])" office:value-type="string" office:string-value="projects_statuses_manager" calcext:value-type="string">
            <text:p>projects_statuses_manager</text:p>
          </table:table-cell>
          <table:table-cell table:style-name="ce1" table:formula="of:=CONCATENATE(&quot;model_&quot;;[.J12];&quot;_&quot;;[.K12])" office:value-type="string" office:string-value="model_projects_statuses" calcext:value-type="string">
            <text:p>model_projects_statuses</text:p>
          </table:table-cell>
          <table:table-cell table:style-name="ce1" table:formula="of:=CONCATENATE([.J12];&quot;_&quot;;[.L12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statuse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3])" office:value-type="string" office:string-value="access_projects_project_types_manager" calcext:value-type="string">
            <text:p>access_projects_project_types_manager</text:p>
          </table:table-cell>
          <table:table-cell table:style-name="ce1" table:formula="of:=CONCATENATE([.J13];&quot;_&quot;;[.K13];&quot;_&quot;;[.L13])" office:value-type="string" office:string-value="projects_project_types_manager" calcext:value-type="string">
            <text:p>projects_project_types_manager</text:p>
          </table:table-cell>
          <table:table-cell table:style-name="ce1" table:formula="of:=CONCATENATE(&quot;model_&quot;;[.J13];&quot;_&quot;;[.K13])" office:value-type="string" office:string-value="model_projects_project_types" calcext:value-type="string">
            <text:p>model_projects_project_types</text:p>
          </table:table-cell>
          <table:table-cell table:style-name="ce1" table:formula="of:=CONCATENATE([.J13];&quot;_&quot;;[.L13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project_type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4])" office:value-type="string" office:string-value="access_projects_work_types_manager" calcext:value-type="string">
            <text:p>access_projects_work_types_manager</text:p>
          </table:table-cell>
          <table:table-cell table:style-name="ce1" table:formula="of:=CONCATENATE([.J14];&quot;_&quot;;[.K14];&quot;_&quot;;[.L14])" office:value-type="string" office:string-value="projects_work_types_manager" calcext:value-type="string">
            <text:p>projects_work_types_manager</text:p>
          </table:table-cell>
          <table:table-cell table:style-name="ce1" table:formula="of:=CONCATENATE(&quot;model_&quot;;[.J14];&quot;_&quot;;[.K14])" office:value-type="string" office:string-value="model_projects_work_types" calcext:value-type="string">
            <text:p>model_projects_work_types</text:p>
          </table:table-cell>
          <table:table-cell table:style-name="ce1" table:formula="of:=CONCATENATE([.J14];&quot;_&quot;;[.L14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work_type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5])" office:value-type="string" office:string-value="access_projects_work_comments_manager" calcext:value-type="string">
            <text:p>access_projects_work_comments_manager</text:p>
          </table:table-cell>
          <table:table-cell table:style-name="ce1" table:formula="of:=CONCATENATE([.J15];&quot;_&quot;;[.K15];&quot;_&quot;;[.L15])" office:value-type="string" office:string-value="projects_work_comments_manager" calcext:value-type="string">
            <text:p>projects_work_comments_manager</text:p>
          </table:table-cell>
          <table:table-cell table:style-name="ce1" table:formula="of:=CONCATENATE(&quot;model_&quot;;[.J15];&quot;_&quot;;[.K15])" office:value-type="string" office:string-value="model_projects_work_comments" calcext:value-type="string">
            <text:p>model_projects_work_comments</text:p>
          </table:table-cell>
          <table:table-cell table:style-name="ce1" table:formula="of:=CONCATENATE([.J15];&quot;_&quot;;[.L15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work_comment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6])" office:value-type="string" office:string-value="access_projects_works_manager" calcext:value-type="string">
            <text:p>access_projects_works_manager</text:p>
          </table:table-cell>
          <table:table-cell table:style-name="ce1" table:formula="of:=CONCATENATE([.J16];&quot;_&quot;;[.K16];&quot;_&quot;;[.L16])" office:value-type="string" office:string-value="projects_works_manager" calcext:value-type="string">
            <text:p>projects_works_manager</text:p>
          </table:table-cell>
          <table:table-cell table:style-name="ce1" table:formula="of:=CONCATENATE(&quot;model_&quot;;[.J16];&quot;_&quot;;[.K16])" office:value-type="string" office:string-value="model_projects_works" calcext:value-type="string">
            <text:p>model_projects_works</text:p>
          </table:table-cell>
          <table:table-cell table:style-name="ce1" table:formula="of:=CONCATENATE([.J16];&quot;_&quot;;[.L16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work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7])" office:value-type="string" office:string-value="access_projects_steps_manager" calcext:value-type="string">
            <text:p>access_projects_steps_manager</text:p>
          </table:table-cell>
          <table:table-cell table:style-name="ce1" table:formula="of:=CONCATENATE([.J17];&quot;_&quot;;[.K17];&quot;_&quot;;[.L17])" office:value-type="string" office:string-value="projects_steps_manager" calcext:value-type="string">
            <text:p>projects_steps_manager</text:p>
          </table:table-cell>
          <table:table-cell table:style-name="ce1" table:formula="of:=CONCATENATE(&quot;model_&quot;;[.J17];&quot;_&quot;;[.K17])" office:value-type="string" office:string-value="model_projects_steps" calcext:value-type="string">
            <text:p>model_projects_steps</text:p>
          </table:table-cell>
          <table:table-cell table:style-name="ce1" table:formula="of:=CONCATENATE([.J17];&quot;_&quot;;[.L17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18])" office:value-type="string" office:string-value="access_projects_projects_admin" calcext:value-type="string">
            <text:p>access_projects_projects_admin</text:p>
          </table:table-cell>
          <table:table-cell table:formula="of:=CONCATENATE([.J18];&quot;_&quot;;[.K18];&quot;_&quot;;[.L18])" office:value-type="string" office:string-value="projects_projects_admin" calcext:value-type="string">
            <text:p>projects_projects_admin</text:p>
          </table:table-cell>
          <table:table-cell table:formula="of:=CONCATENATE(&quot;model_&quot;;[.J18];&quot;_&quot;;[.K18])" office:value-type="string" office:string-value="model_projects_projects" calcext:value-type="string">
            <text:p>model_projects_projects</text:p>
          </table:table-cell>
          <table:table-cell table:formula="of:=CONCATENATE([.J18];&quot;_&quot;;[.L18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project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19])" office:value-type="string" office:string-value="access_projects_tasks_admin" calcext:value-type="string">
            <text:p>access_projects_tasks_admin</text:p>
          </table:table-cell>
          <table:table-cell table:formula="of:=CONCATENATE([.J19];&quot;_&quot;;[.K19];&quot;_&quot;;[.L19])" office:value-type="string" office:string-value="projects_tasks_admin" calcext:value-type="string">
            <text:p>projects_tasks_admin</text:p>
          </table:table-cell>
          <table:table-cell table:formula="of:=CONCATENATE(&quot;model_&quot;;[.J19];&quot;_&quot;;[.K19])" office:value-type="string" office:string-value="model_projects_tasks" calcext:value-type="string">
            <text:p>model_projects_tasks</text:p>
          </table:table-cell>
          <table:table-cell table:formula="of:=CONCATENATE([.J19];&quot;_&quot;;[.L19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0])" office:value-type="string" office:string-value="access_projects_statuses_admin" calcext:value-type="string">
            <text:p>access_projects_statuses_admin</text:p>
          </table:table-cell>
          <table:table-cell table:formula="of:=CONCATENATE([.J20];&quot;_&quot;;[.K20];&quot;_&quot;;[.L20])" office:value-type="string" office:string-value="projects_statuses_admin" calcext:value-type="string">
            <text:p>projects_statuses_admin</text:p>
          </table:table-cell>
          <table:table-cell table:formula="of:=CONCATENATE(&quot;model_&quot;;[.J20];&quot;_&quot;;[.K20])" office:value-type="string" office:string-value="model_projects_statuses" calcext:value-type="string">
            <text:p>model_projects_statuses</text:p>
          </table:table-cell>
          <table:table-cell table:formula="of:=CONCATENATE([.J20];&quot;_&quot;;[.L20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1])" office:value-type="string" office:string-value="access_projects_project_types_admin" calcext:value-type="string">
            <text:p>access_projects_project_types_admin</text:p>
          </table:table-cell>
          <table:table-cell table:formula="of:=CONCATENATE([.J21];&quot;_&quot;;[.K21];&quot;_&quot;;[.L21])" office:value-type="string" office:string-value="projects_project_types_admin" calcext:value-type="string">
            <text:p>projects_project_types_admin</text:p>
          </table:table-cell>
          <table:table-cell table:formula="of:=CONCATENATE(&quot;model_&quot;;[.J21];&quot;_&quot;;[.K21])" office:value-type="string" office:string-value="model_projects_project_types" calcext:value-type="string">
            <text:p>model_projects_project_types</text:p>
          </table:table-cell>
          <table:table-cell table:formula="of:=CONCATENATE([.J21];&quot;_&quot;;[.L21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project_typ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2])" office:value-type="string" office:string-value="access_projects_work_types_admin" calcext:value-type="string">
            <text:p>access_projects_work_types_admin</text:p>
          </table:table-cell>
          <table:table-cell table:formula="of:=CONCATENATE([.J22];&quot;_&quot;;[.K22];&quot;_&quot;;[.L22])" office:value-type="string" office:string-value="projects_work_types_admin" calcext:value-type="string">
            <text:p>projects_work_types_admin</text:p>
          </table:table-cell>
          <table:table-cell table:formula="of:=CONCATENATE(&quot;model_&quot;;[.J22];&quot;_&quot;;[.K22])" office:value-type="string" office:string-value="model_projects_work_types" calcext:value-type="string">
            <text:p>model_projects_work_types</text:p>
          </table:table-cell>
          <table:table-cell table:formula="of:=CONCATENATE([.J22];&quot;_&quot;;[.L22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typ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3])" office:value-type="string" office:string-value="access_projects_work_comments_admin" calcext:value-type="string">
            <text:p>access_projects_work_comments_admin</text:p>
          </table:table-cell>
          <table:table-cell table:formula="of:=CONCATENATE([.J23];&quot;_&quot;;[.K23];&quot;_&quot;;[.L23])" office:value-type="string" office:string-value="projects_work_comments_admin" calcext:value-type="string">
            <text:p>projects_work_comments_admin</text:p>
          </table:table-cell>
          <table:table-cell table:formula="of:=CONCATENATE(&quot;model_&quot;;[.J23];&quot;_&quot;;[.K23])" office:value-type="string" office:string-value="model_projects_work_comments" calcext:value-type="string">
            <text:p>model_projects_work_comments</text:p>
          </table:table-cell>
          <table:table-cell table:formula="of:=CONCATENATE([.J23];&quot;_&quot;;[.L23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comment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4])" office:value-type="string" office:string-value="access_projects_works_admin" calcext:value-type="string">
            <text:p>access_projects_works_admin</text:p>
          </table:table-cell>
          <table:table-cell table:formula="of:=CONCATENATE([.J24];&quot;_&quot;;[.K24];&quot;_&quot;;[.L24])" office:value-type="string" office:string-value="projects_works_admin" calcext:value-type="string">
            <text:p>projects_works_admin</text:p>
          </table:table-cell>
          <table:table-cell table:formula="of:=CONCATENATE(&quot;model_&quot;;[.J24];&quot;_&quot;;[.K24])" office:value-type="string" office:string-value="model_projects_works" calcext:value-type="string">
            <text:p>model_projects_works</text:p>
          </table:table-cell>
          <table:table-cell table:formula="of:=CONCATENATE([.J24];&quot;_&quot;;[.L24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5])" office:value-type="string" office:string-value="access_projects_steps_admin" calcext:value-type="string">
            <text:p>access_projects_steps_admin</text:p>
          </table:table-cell>
          <table:table-cell table:formula="of:=CONCATENATE([.J25];&quot;_&quot;;[.K25];&quot;_&quot;;[.L25])" office:value-type="string" office:string-value="projects_steps_admin" calcext:value-type="string">
            <text:p>projects_steps_admin</text:p>
          </table:table-cell>
          <table:table-cell table:formula="of:=CONCATENATE(&quot;model_&quot;;[.J25];&quot;_&quot;;[.K25])" office:value-type="string" office:string-value="model_projects_steps" calcext:value-type="string">
            <text:p>model_projects_steps</text:p>
          </table:table-cell>
          <table:table-cell table:formula="of:=CONCATENATE([.J25];&quot;_&quot;;[.L25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CONCATENATE(&quot;access_&quot;;[.B27])" office:value-type="string" office:string-value="access_resources_categories_admin" calcext:value-type="string">
            <text:p>access_resources_categories_admin</text:p>
          </table:table-cell>
          <table:table-cell table:formula="of:=CONCATENATE([.J27];&quot;_&quot;;[.K27];&quot;_&quot;;[.L27])" office:value-type="string" office:string-value="resources_categories_admin" calcext:value-type="string">
            <text:p>resources_categories_admin</text:p>
          </table:table-cell>
          <table:table-cell table:formula="of:=CONCATENATE(&quot;model_&quot;;[.J27];&quot;_&quot;;[.K27])" office:value-type="string" office:string-value="model_resources_categories" calcext:value-type="string">
            <text:p>model_resources_categories</text:p>
          </table:table-cell>
          <table:table-cell table:formula="of:=CONCATENATE([.J27];&quot;_&quot;;[.L27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8])" office:value-type="string" office:string-value="access_resources_domains_admin" calcext:value-type="string">
            <text:p>access_resources_domains_admin</text:p>
          </table:table-cell>
          <table:table-cell table:formula="of:=CONCATENATE([.J28];&quot;_&quot;;[.K28];&quot;_&quot;;[.L28])" office:value-type="string" office:string-value="resources_domains_admin" calcext:value-type="string">
            <text:p>resources_domains_admin</text:p>
          </table:table-cell>
          <table:table-cell table:formula="of:=CONCATENATE(&quot;model_&quot;;[.J28];&quot;_&quot;;[.K28])" office:value-type="string" office:string-value="model_resources_domains" calcext:value-type="string">
            <text:p>model_resources_domains</text:p>
          </table:table-cell>
          <table:table-cell table:formula="of:=CONCATENATE([.J28];&quot;_&quot;;[.L28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9])" office:value-type="string" office:string-value="access_resources_properties_admin" calcext:value-type="string">
            <text:p>access_resources_properties_admin</text:p>
          </table:table-cell>
          <table:table-cell table:formula="of:=CONCATENATE([.J29];&quot;_&quot;;[.K29];&quot;_&quot;;[.L29])" office:value-type="string" office:string-value="resources_properties_admin" calcext:value-type="string">
            <text:p>resources_properties_admin</text:p>
          </table:table-cell>
          <table:table-cell table:formula="of:=CONCATENATE(&quot;model_&quot;;[.J29];&quot;_&quot;;[.K29])" office:value-type="string" office:string-value="model_resources_properties" calcext:value-type="string">
            <text:p>model_resources_properties</text:p>
          </table:table-cell>
          <table:table-cell table:formula="of:=CONCATENATE([.J29];&quot;_&quot;;[.L29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0])" office:value-type="string" office:string-value="access_resources_property_types_admin" calcext:value-type="string">
            <text:p>access_resources_property_types_admin</text:p>
          </table:table-cell>
          <table:table-cell table:formula="of:=CONCATENATE([.J30];&quot;_&quot;;[.K30];&quot;_&quot;;[.L30])" office:value-type="string" office:string-value="resources_property_types_admin" calcext:value-type="string">
            <text:p>resources_property_types_admin</text:p>
          </table:table-cell>
          <table:table-cell table:formula="of:=CONCATENATE(&quot;model_&quot;;[.J30];&quot;_&quot;;[.K30])" office:value-type="string" office:string-value="model_resources_property_types" calcext:value-type="string">
            <text:p>model_resources_property_types</text:p>
          </table:table-cell>
          <table:table-cell table:formula="of:=CONCATENATE([.J30];&quot;_&quot;;[.L30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y_typ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1])" office:value-type="string" office:string-value="access_resources_property_values_admin" calcext:value-type="string">
            <text:p>access_resources_property_values_admin</text:p>
          </table:table-cell>
          <table:table-cell table:formula="of:=CONCATENATE([.J31];&quot;_&quot;;[.K31];&quot;_&quot;;[.L31])" office:value-type="string" office:string-value="resources_property_values_admin" calcext:value-type="string">
            <text:p>resources_property_values_admin</text:p>
          </table:table-cell>
          <table:table-cell table:formula="of:=CONCATENATE(&quot;model_&quot;;[.J31];&quot;_&quot;;[.K31])" office:value-type="string" office:string-value="model_resources_property_values" calcext:value-type="string">
            <text:p>model_resources_property_values</text:p>
          </table:table-cell>
          <table:table-cell table:formula="of:=CONCATENATE([.J31];&quot;_&quot;;[.L31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y_valu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2])" office:value-type="string" office:string-value="access_resources_resource_properties_admin" calcext:value-type="string">
            <text:p>access_resources_resource_properties_admin</text:p>
          </table:table-cell>
          <table:table-cell table:formula="of:=CONCATENATE([.J32];&quot;_&quot;;[.K32];&quot;_&quot;;[.L32])" office:value-type="string" office:string-value="resources_resource_properties_admin" calcext:value-type="string">
            <text:p>resources_resource_properties_admin</text:p>
          </table:table-cell>
          <table:table-cell table:formula="of:=CONCATENATE(&quot;model_&quot;;[.J32];&quot;_&quot;;[.K32])" office:value-type="string" office:string-value="model_resources_resource_properties" calcext:value-type="string">
            <text:p>model_resources_resource_properties</text:p>
          </table:table-cell>
          <table:table-cell table:formula="of:=CONCATENATE([.J32];&quot;_&quot;;[.L32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resource_properti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3])" office:value-type="string" office:string-value="access_resources_resource_templates_admin" calcext:value-type="string">
            <text:p>access_resources_resource_templates_admin</text:p>
          </table:table-cell>
          <table:table-cell table:formula="of:=CONCATENATE([.J33];&quot;_&quot;;[.K33];&quot;_&quot;;[.L33])" office:value-type="string" office:string-value="resources_resource_templates_admin" calcext:value-type="string">
            <text:p>resources_resource_templates_admin</text:p>
          </table:table-cell>
          <table:table-cell table:formula="of:=CONCATENATE(&quot;model_&quot;;[.J33];&quot;_&quot;;[.K33])" office:value-type="string" office:string-value="model_resources_resource_templates" calcext:value-type="string">
            <text:p>model_resources_resource_templates</text:p>
          </table:table-cell>
          <table:table-cell table:formula="of:=CONCATENATE([.J33];&quot;_&quot;;[.L33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resource_templat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4])" office:value-type="string" office:string-value="access_resources_resources_admin" calcext:value-type="string">
            <text:p>access_resources_resources_admin</text:p>
          </table:table-cell>
          <table:table-cell table:formula="of:=CONCATENATE([.J34];&quot;_&quot;;[.K34];&quot;_&quot;;[.L34])" office:value-type="string" office:string-value="resources_resources_admin" calcext:value-type="string">
            <text:p>resources_resources_admin</text:p>
          </table:table-cell>
          <table:table-cell table:formula="of:=CONCATENATE(&quot;model_&quot;;[.J34];&quot;_&quot;;[.K34])" office:value-type="string" office:string-value="model_resources_resources" calcext:value-type="string">
            <text:p>model_resources_resources</text:p>
          </table:table-cell>
          <table:table-cell table:formula="of:=CONCATENATE([.J34];&quot;_&quot;;[.L34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resourc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5])" office:value-type="string" office:string-value="access_resources_template_types_admin" calcext:value-type="string">
            <text:p>access_resources_template_types_admin</text:p>
          </table:table-cell>
          <table:table-cell table:formula="of:=CONCATENATE([.J35];&quot;_&quot;;[.K35];&quot;_&quot;;[.L35])" office:value-type="string" office:string-value="resources_template_types_admin" calcext:value-type="string">
            <text:p>resources_template_types_admin</text:p>
          </table:table-cell>
          <table:table-cell table:formula="of:=CONCATENATE(&quot;model_&quot;;[.J35];&quot;_&quot;;[.K35])" office:value-type="string" office:string-value="model_resources_template_types" calcext:value-type="string">
            <text:p>model_resources_template_types</text:p>
          </table:table-cell>
          <table:table-cell table:formula="of:=CONCATENATE([.J35];&quot;_&quot;;[.L35])" office:value-type="string" office:string-value="resources_admin" calcext:value-type="string">
            <text:p>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template_typ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36])" office:value-type="string" office:string-value="access_resources_categories_manager" calcext:value-type="string">
            <text:p>access_resources_categories_manager</text:p>
          </table:table-cell>
          <table:table-cell table:formula="of:=CONCATENATE([.J36];&quot;_&quot;;[.K36];&quot;_&quot;;[.L36])" office:value-type="string" office:string-value="resources_categories_manager" calcext:value-type="string">
            <text:p>resources_categories_manager</text:p>
          </table:table-cell>
          <table:table-cell table:formula="of:=CONCATENATE(&quot;model_&quot;;[.J36];&quot;_&quot;;[.K36])" office:value-type="string" office:string-value="model_resources_categories" calcext:value-type="string">
            <text:p>model_resources_categories</text:p>
          </table:table-cell>
          <table:table-cell table:formula="of:=CONCATENATE([.J36];&quot;_&quot;;[.L36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37])" office:value-type="string" office:string-value="access_resources_domains_manager" calcext:value-type="string">
            <text:p>access_resources_domains_manager</text:p>
          </table:table-cell>
          <table:table-cell table:formula="of:=CONCATENATE([.J37];&quot;_&quot;;[.K37];&quot;_&quot;;[.L37])" office:value-type="string" office:string-value="resources_domains_manager" calcext:value-type="string">
            <text:p>resources_domains_manager</text:p>
          </table:table-cell>
          <table:table-cell table:formula="of:=CONCATENATE(&quot;model_&quot;;[.J37];&quot;_&quot;;[.K37])" office:value-type="string" office:string-value="model_resources_domains" calcext:value-type="string">
            <text:p>model_resources_domains</text:p>
          </table:table-cell>
          <table:table-cell table:formula="of:=CONCATENATE([.J37];&quot;_&quot;;[.L37])" office:value-type="string" office:string-value="resources_manager" calcext:value-type="string">
            <text:p>resources_manag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38])" office:value-type="string" office:string-value="access_resources_properties_manager" calcext:value-type="string">
            <text:p>access_resources_properties_manager</text:p>
          </table:table-cell>
          <table:table-cell table:formula="of:=CONCATENATE([.J38];&quot;_&quot;;[.K38];&quot;_&quot;;[.L38])" office:value-type="string" office:string-value="resources_properties_manager" calcext:value-type="string">
            <text:p>resources_properties_manager</text:p>
          </table:table-cell>
          <table:table-cell table:formula="of:=CONCATENATE(&quot;model_&quot;;[.J38];&quot;_&quot;;[.K38])" office:value-type="string" office:string-value="model_resources_properties" calcext:value-type="string">
            <text:p>model_resources_properties</text:p>
          </table:table-cell>
          <table:table-cell table:formula="of:=CONCATENATE([.J38];&quot;_&quot;;[.L38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39])" office:value-type="string" office:string-value="access_resources_property_types_manager" calcext:value-type="string">
            <text:p>access_resources_property_types_manager</text:p>
          </table:table-cell>
          <table:table-cell table:formula="of:=CONCATENATE([.J39];&quot;_&quot;;[.K39];&quot;_&quot;;[.L39])" office:value-type="string" office:string-value="resources_property_types_manager" calcext:value-type="string">
            <text:p>resources_property_types_manager</text:p>
          </table:table-cell>
          <table:table-cell table:formula="of:=CONCATENATE(&quot;model_&quot;;[.J39];&quot;_&quot;;[.K39])" office:value-type="string" office:string-value="model_resources_property_types" calcext:value-type="string">
            <text:p>model_resources_property_types</text:p>
          </table:table-cell>
          <table:table-cell table:formula="of:=CONCATENATE([.J39];&quot;_&quot;;[.L39])" office:value-type="string" office:string-value="resources_manager" calcext:value-type="string">
            <text:p>resources_manag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y_typ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40])" office:value-type="string" office:string-value="access_resources_property_values_manager" calcext:value-type="string">
            <text:p>access_resources_property_values_manager</text:p>
          </table:table-cell>
          <table:table-cell table:formula="of:=CONCATENATE([.J40];&quot;_&quot;;[.K40];&quot;_&quot;;[.L40])" office:value-type="string" office:string-value="resources_property_values_manager" calcext:value-type="string">
            <text:p>resources_property_values_manager</text:p>
          </table:table-cell>
          <table:table-cell table:formula="of:=CONCATENATE(&quot;model_&quot;;[.J40];&quot;_&quot;;[.K40])" office:value-type="string" office:string-value="model_resources_property_values" calcext:value-type="string">
            <text:p>model_resources_property_values</text:p>
          </table:table-cell>
          <table:table-cell table:formula="of:=CONCATENATE([.J40];&quot;_&quot;;[.L40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y_valu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41])" office:value-type="string" office:string-value="access_resources_resource_properties_manager" calcext:value-type="string">
            <text:p>access_resources_resource_properties_manager</text:p>
          </table:table-cell>
          <table:table-cell table:formula="of:=CONCATENATE([.J41];&quot;_&quot;;[.K41];&quot;_&quot;;[.L41])" office:value-type="string" office:string-value="resources_resource_properties_manager" calcext:value-type="string">
            <text:p>resources_resource_properties_manager</text:p>
          </table:table-cell>
          <table:table-cell table:formula="of:=CONCATENATE(&quot;model_&quot;;[.J41];&quot;_&quot;;[.K41])" office:value-type="string" office:string-value="model_resources_resource_properties" calcext:value-type="string">
            <text:p>model_resources_resource_properties</text:p>
          </table:table-cell>
          <table:table-cell table:formula="of:=CONCATENATE([.J41];&quot;_&quot;;[.L41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resource_properti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42])" office:value-type="string" office:string-value="access_resources_resource_templates_manager" calcext:value-type="string">
            <text:p>access_resources_resource_templates_manager</text:p>
          </table:table-cell>
          <table:table-cell table:formula="of:=CONCATENATE([.J42];&quot;_&quot;;[.K42];&quot;_&quot;;[.L42])" office:value-type="string" office:string-value="resources_resource_templates_manager" calcext:value-type="string">
            <text:p>resources_resource_templates_manager</text:p>
          </table:table-cell>
          <table:table-cell table:formula="of:=CONCATENATE(&quot;model_&quot;;[.J42];&quot;_&quot;;[.K42])" office:value-type="string" office:string-value="model_resources_resource_templates" calcext:value-type="string">
            <text:p>model_resources_resource_templates</text:p>
          </table:table-cell>
          <table:table-cell table:formula="of:=CONCATENATE([.J42];&quot;_&quot;;[.L42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resource_templat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43])" office:value-type="string" office:string-value="access_resources_resources_manager" calcext:value-type="string">
            <text:p>access_resources_resources_manager</text:p>
          </table:table-cell>
          <table:table-cell table:formula="of:=CONCATENATE([.J43];&quot;_&quot;;[.K43];&quot;_&quot;;[.L43])" office:value-type="string" office:string-value="resources_resources_manager" calcext:value-type="string">
            <text:p>resources_resources_manager</text:p>
          </table:table-cell>
          <table:table-cell table:formula="of:=CONCATENATE(&quot;model_&quot;;[.J43];&quot;_&quot;;[.K43])" office:value-type="string" office:string-value="model_resources_resources" calcext:value-type="string">
            <text:p>model_resources_resources</text:p>
          </table:table-cell>
          <table:table-cell table:formula="of:=CONCATENATE([.J43];&quot;_&quot;;[.L43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resourc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44])" office:value-type="string" office:string-value="access_resources_template_types_manager" calcext:value-type="string">
            <text:p>access_resources_template_types_manager</text:p>
          </table:table-cell>
          <table:table-cell table:formula="of:=CONCATENATE([.J44];&quot;_&quot;;[.K44];&quot;_&quot;;[.L44])" office:value-type="string" office:string-value="resources_template_types_manager" calcext:value-type="string">
            <text:p>resources_template_types_manager</text:p>
          </table:table-cell>
          <table:table-cell table:formula="of:=CONCATENATE(&quot;model_&quot;;[.J44];&quot;_&quot;;[.K44])" office:value-type="string" office:string-value="model_resources_template_types" calcext:value-type="string">
            <text:p>model_resources_template_types</text:p>
          </table:table-cell>
          <table:table-cell table:formula="of:=CONCATENATE([.J44];&quot;_&quot;;[.L44])" office:value-type="string" office:string-value="resources_manager" calcext:value-type="string">
            <text:p>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template_typ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45])" office:value-type="string" office:string-value="access_resources_categories_user" calcext:value-type="string">
            <text:p>access_resources_categories_user</text:p>
          </table:table-cell>
          <table:table-cell table:formula="of:=CONCATENATE([.J45];&quot;_&quot;;[.K45];&quot;_&quot;;[.L45])" office:value-type="string" office:string-value="resources_categories_user" calcext:value-type="string">
            <text:p>resources_categories_user</text:p>
          </table:table-cell>
          <table:table-cell table:formula="of:=CONCATENATE(&quot;model_&quot;;[.J45];&quot;_&quot;;[.K45])" office:value-type="string" office:string-value="model_resources_categories" calcext:value-type="string">
            <text:p>model_resources_categories</text:p>
          </table:table-cell>
          <table:table-cell table:formula="of:=CONCATENATE([.J45];&quot;_&quot;;[.L45])" office:value-type="string" office:string-value="resources_user" calcext:value-type="string">
            <text:p>resources_us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46])" office:value-type="string" office:string-value="access_resources_domains_user" calcext:value-type="string">
            <text:p>access_resources_domains_user</text:p>
          </table:table-cell>
          <table:table-cell table:formula="of:=CONCATENATE([.J46];&quot;_&quot;;[.K46];&quot;_&quot;;[.L46])" office:value-type="string" office:string-value="resources_domains_user" calcext:value-type="string">
            <text:p>resources_domains_user</text:p>
          </table:table-cell>
          <table:table-cell table:formula="of:=CONCATENATE(&quot;model_&quot;;[.J46];&quot;_&quot;;[.K46])" office:value-type="string" office:string-value="model_resources_domains" calcext:value-type="string">
            <text:p>model_resources_domains</text:p>
          </table:table-cell>
          <table:table-cell table:formula="of:=CONCATENATE([.J46];&quot;_&quot;;[.L46])" office:value-type="string" office:string-value="resources_user" calcext:value-type="string">
            <text:p>resources_us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47])" office:value-type="string" office:string-value="access_resources_properties_user" calcext:value-type="string">
            <text:p>access_resources_properties_user</text:p>
          </table:table-cell>
          <table:table-cell table:formula="of:=CONCATENATE([.J47];&quot;_&quot;;[.K47];&quot;_&quot;;[.L47])" office:value-type="string" office:string-value="resources_properties_user" calcext:value-type="string">
            <text:p>resources_properties_user</text:p>
          </table:table-cell>
          <table:table-cell table:formula="of:=CONCATENATE(&quot;model_&quot;;[.J47];&quot;_&quot;;[.K47])" office:value-type="string" office:string-value="model_resources_properties" calcext:value-type="string">
            <text:p>model_resources_properties</text:p>
          </table:table-cell>
          <table:table-cell table:formula="of:=CONCATENATE([.J47];&quot;_&quot;;[.L47])" office:value-type="string" office:string-value="resources_user" calcext:value-type="string">
            <text:p>resource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48])" office:value-type="string" office:string-value="access_resources_property_types_user" calcext:value-type="string">
            <text:p>access_resources_property_types_user</text:p>
          </table:table-cell>
          <table:table-cell table:formula="of:=CONCATENATE([.J48];&quot;_&quot;;[.K48];&quot;_&quot;;[.L48])" office:value-type="string" office:string-value="resources_property_types_user" calcext:value-type="string">
            <text:p>resources_property_types_user</text:p>
          </table:table-cell>
          <table:table-cell table:formula="of:=CONCATENATE(&quot;model_&quot;;[.J48];&quot;_&quot;;[.K48])" office:value-type="string" office:string-value="model_resources_property_types" calcext:value-type="string">
            <text:p>model_resources_property_types</text:p>
          </table:table-cell>
          <table:table-cell table:formula="of:=CONCATENATE([.J48];&quot;_&quot;;[.L48])" office:value-type="string" office:string-value="resources_user" calcext:value-type="string">
            <text:p>resource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y_typ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49])" office:value-type="string" office:string-value="access_resources_property_values_user" calcext:value-type="string">
            <text:p>access_resources_property_values_user</text:p>
          </table:table-cell>
          <table:table-cell table:formula="of:=CONCATENATE([.J49];&quot;_&quot;;[.K49];&quot;_&quot;;[.L49])" office:value-type="string" office:string-value="resources_property_values_user" calcext:value-type="string">
            <text:p>resources_property_values_user</text:p>
          </table:table-cell>
          <table:table-cell table:formula="of:=CONCATENATE(&quot;model_&quot;;[.J49];&quot;_&quot;;[.K49])" office:value-type="string" office:string-value="model_resources_property_values" calcext:value-type="string">
            <text:p>model_resources_property_values</text:p>
          </table:table-cell>
          <table:table-cell table:formula="of:=CONCATENATE([.J49];&quot;_&quot;;[.L49])" office:value-type="string" office:string-value="resources_user" calcext:value-type="string">
            <text:p>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property_valu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50])" office:value-type="string" office:string-value="access_resources_resource_properties_user" calcext:value-type="string">
            <text:p>access_resources_resource_properties_user</text:p>
          </table:table-cell>
          <table:table-cell table:formula="of:=CONCATENATE([.J50];&quot;_&quot;;[.K50];&quot;_&quot;;[.L50])" office:value-type="string" office:string-value="resources_resource_properties_user" calcext:value-type="string">
            <text:p>resources_resource_properties_user</text:p>
          </table:table-cell>
          <table:table-cell table:formula="of:=CONCATENATE(&quot;model_&quot;;[.J50];&quot;_&quot;;[.K50])" office:value-type="string" office:string-value="model_resources_resource_properties" calcext:value-type="string">
            <text:p>model_resources_resource_properties</text:p>
          </table:table-cell>
          <table:table-cell table:formula="of:=CONCATENATE([.J50];&quot;_&quot;;[.L50])" office:value-type="string" office:string-value="resources_user" calcext:value-type="string">
            <text:p>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resource_properti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51])" office:value-type="string" office:string-value="access_resources_resource_templates_user" calcext:value-type="string">
            <text:p>access_resources_resource_templates_user</text:p>
          </table:table-cell>
          <table:table-cell table:formula="of:=CONCATENATE([.J51];&quot;_&quot;;[.K51];&quot;_&quot;;[.L51])" office:value-type="string" office:string-value="resources_resource_templates_user" calcext:value-type="string">
            <text:p>resources_resource_templates_user</text:p>
          </table:table-cell>
          <table:table-cell table:formula="of:=CONCATENATE(&quot;model_&quot;;[.J51];&quot;_&quot;;[.K51])" office:value-type="string" office:string-value="model_resources_resource_templates" calcext:value-type="string">
            <text:p>model_resources_resource_templates</text:p>
          </table:table-cell>
          <table:table-cell table:formula="of:=CONCATENATE([.J51];&quot;_&quot;;[.L51])" office:value-type="string" office:string-value="resources_user" calcext:value-type="string">
            <text:p>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resource_templat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52])" office:value-type="string" office:string-value="access_resources_resources_user" calcext:value-type="string">
            <text:p>access_resources_resources_user</text:p>
          </table:table-cell>
          <table:table-cell table:formula="of:=CONCATENATE([.J52];&quot;_&quot;;[.K52];&quot;_&quot;;[.L52])" office:value-type="string" office:string-value="resources_resources_user" calcext:value-type="string">
            <text:p>resources_resources_user</text:p>
          </table:table-cell>
          <table:table-cell table:formula="of:=CONCATENATE(&quot;model_&quot;;[.J52];&quot;_&quot;;[.K52])" office:value-type="string" office:string-value="model_resources_resources" calcext:value-type="string">
            <text:p>model_resources_resources</text:p>
          </table:table-cell>
          <table:table-cell table:formula="of:=CONCATENATE([.J52];&quot;_&quot;;[.L52])" office:value-type="string" office:string-value="resources_user" calcext:value-type="string">
            <text:p>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resourc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53])" office:value-type="string" office:string-value="access_resources_template_types_user" calcext:value-type="string">
            <text:p>access_resources_template_types_user</text:p>
          </table:table-cell>
          <table:table-cell table:formula="of:=CONCATENATE([.J53];&quot;_&quot;;[.K53];&quot;_&quot;;[.L53])" office:value-type="string" office:string-value="resources_template_types_user" calcext:value-type="string">
            <text:p>resources_template_types_user</text:p>
          </table:table-cell>
          <table:table-cell table:formula="of:=CONCATENATE(&quot;model_&quot;;[.J53];&quot;_&quot;;[.K53])" office:value-type="string" office:string-value="model_resources_template_types" calcext:value-type="string">
            <text:p>model_resources_template_types</text:p>
          </table:table-cell>
          <table:table-cell table:formula="of:=CONCATENATE([.J53];&quot;_&quot;;[.L53])" office:value-type="string" office:string-value="resources_user" calcext:value-type="string">
            <text:p>resource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template_types</text:p>
          </table:table-cell>
          <table:table-cell office:value-type="string" calcext:value-type="string">
            <text:p>use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f:=CONCATENATE(&quot;access_&quot;;[.B58])" office:value-type="string" office:string-value="access_projects_resources_resource_usages_admin" calcext:value-type="string">
            <text:p>access_projects_resources_resource_usages_admin</text:p>
          </table:table-cell>
          <table:table-cell table:formula="of:=CONCATENATE([.J58];&quot;_&quot;;[.K58];&quot;_&quot;;[.L58])" office:value-type="string" office:string-value="projects_resources_resource_usages_admin" calcext:value-type="string">
            <text:p>projects_resources_resource_usages_admin</text:p>
          </table:table-cell>
          <table:table-cell table:formula="of:=CONCATENATE(&quot;model_&quot;;[.J58];&quot;_&quot;;[.K58])" office:value-type="string" office:string-value="model_projects_resources_resource_usages" calcext:value-type="string">
            <text:p>model_projects_resources_resource_usages</text:p>
          </table:table-cell>
          <table:table-cell table:formula="of:=CONCATENATE([.J58];&quot;_&quot;;[.L58])" office:value-type="string" office:string-value="projects_resources_admin" calcext:value-type="string">
            <text:p>projects_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resource_usag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59])" office:value-type="string" office:string-value="access_projects_resources_works_admin" calcext:value-type="string">
            <text:p>access_projects_resources_works_admin</text:p>
          </table:table-cell>
          <table:table-cell table:formula="of:=CONCATENATE([.J59];&quot;_&quot;;[.K59];&quot;_&quot;;[.L59])" office:value-type="string" office:string-value="projects_resources_works_admin" calcext:value-type="string">
            <text:p>projects_resources_works_admin</text:p>
          </table:table-cell>
          <table:table-cell table:formula="of:=CONCATENATE(&quot;model_&quot;;[.J59];&quot;_&quot;;[.K59])" office:value-type="string" office:string-value="model_projects_resources_works" calcext:value-type="string">
            <text:p>model_projects_resources_works</text:p>
          </table:table-cell>
          <table:table-cell table:formula="of:=CONCATENATE([.J59];&quot;_&quot;;[.L59])" office:value-type="string" office:string-value="projects_resources_admin" calcext:value-type="string">
            <text:p>projects_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60])" office:value-type="string" office:string-value="access_projects_resources_works_resources_admin" calcext:value-type="string">
            <text:p>access_projects_resources_works_resources_admin</text:p>
          </table:table-cell>
          <table:table-cell table:formula="of:=CONCATENATE([.J60];&quot;_&quot;;[.K60];&quot;_&quot;;[.L60])" office:value-type="string" office:string-value="projects_resources_works_resources_admin" calcext:value-type="string">
            <text:p>projects_resources_works_resources_admin</text:p>
          </table:table-cell>
          <table:table-cell table:formula="of:=CONCATENATE(&quot;model_&quot;;[.J60];&quot;_&quot;;[.K60])" office:value-type="string" office:string-value="model_projects_resources_works_resources" calcext:value-type="string">
            <text:p>model_projects_resources_works_resources</text:p>
          </table:table-cell>
          <table:table-cell table:formula="of:=CONCATENATE([.J60];&quot;_&quot;;[.L60])" office:value-type="string" office:string-value="projects_resources_admin" calcext:value-type="string">
            <text:p>projects_resource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works_resourc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61])" office:value-type="string" office:string-value="access_projects_resources_resource_usages_manager" calcext:value-type="string">
            <text:p>access_projects_resources_resource_usages_manager</text:p>
          </table:table-cell>
          <table:table-cell table:formula="of:=CONCATENATE([.J61];&quot;_&quot;;[.K61];&quot;_&quot;;[.L61])" office:value-type="string" office:string-value="projects_resources_resource_usages_manager" calcext:value-type="string">
            <text:p>projects_resources_resource_usages_manager</text:p>
          </table:table-cell>
          <table:table-cell table:formula="of:=CONCATENATE(&quot;model_&quot;;[.J61];&quot;_&quot;;[.K61])" office:value-type="string" office:string-value="model_projects_resources_resource_usages" calcext:value-type="string">
            <text:p>model_projects_resources_resource_usages</text:p>
          </table:table-cell>
          <table:table-cell table:formula="of:=CONCATENATE([.J61];&quot;_&quot;;[.L61])" office:value-type="string" office:string-value="projects_resources_manager" calcext:value-type="string">
            <text:p>projects_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resource_usag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62])" office:value-type="string" office:string-value="access_projects_resources_works_manager" calcext:value-type="string">
            <text:p>access_projects_resources_works_manager</text:p>
          </table:table-cell>
          <table:table-cell table:formula="of:=CONCATENATE([.J62];&quot;_&quot;;[.K62];&quot;_&quot;;[.L62])" office:value-type="string" office:string-value="projects_resources_works_manager" calcext:value-type="string">
            <text:p>projects_resources_works_manager</text:p>
          </table:table-cell>
          <table:table-cell table:formula="of:=CONCATENATE(&quot;model_&quot;;[.J62];&quot;_&quot;;[.K62])" office:value-type="string" office:string-value="model_projects_resources_works" calcext:value-type="string">
            <text:p>model_projects_resources_works</text:p>
          </table:table-cell>
          <table:table-cell table:formula="of:=CONCATENATE([.J62];&quot;_&quot;;[.L62])" office:value-type="string" office:string-value="projects_resources_manager" calcext:value-type="string">
            <text:p>projects_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63])" office:value-type="string" office:string-value="access_projects_resources_works_resources_manager" calcext:value-type="string">
            <text:p>access_projects_resources_works_resources_manager</text:p>
          </table:table-cell>
          <table:table-cell table:formula="of:=CONCATENATE([.J63];&quot;_&quot;;[.K63];&quot;_&quot;;[.L63])" office:value-type="string" office:string-value="projects_resources_works_resources_manager" calcext:value-type="string">
            <text:p>projects_resources_works_resources_manager</text:p>
          </table:table-cell>
          <table:table-cell table:formula="of:=CONCATENATE(&quot;model_&quot;;[.J63];&quot;_&quot;;[.K63])" office:value-type="string" office:string-value="model_projects_resources_works_resources" calcext:value-type="string">
            <text:p>model_projects_resources_works_resources</text:p>
          </table:table-cell>
          <table:table-cell table:formula="of:=CONCATENATE([.J63];&quot;_&quot;;[.L63])" office:value-type="string" office:string-value="projects_resources_manager" calcext:value-type="string">
            <text:p>projects_resources_manag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works_resources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64])" office:value-type="string" office:string-value="access_projects_resources_resource_usages_user" calcext:value-type="string">
            <text:p>access_projects_resources_resource_usages_user</text:p>
          </table:table-cell>
          <table:table-cell table:formula="of:=CONCATENATE([.J64];&quot;_&quot;;[.K64];&quot;_&quot;;[.L64])" office:value-type="string" office:string-value="projects_resources_resource_usages_user" calcext:value-type="string">
            <text:p>projects_resources_resource_usages_user</text:p>
          </table:table-cell>
          <table:table-cell table:formula="of:=CONCATENATE(&quot;model_&quot;;[.J64];&quot;_&quot;;[.K64])" office:value-type="string" office:string-value="model_projects_resources_resource_usages" calcext:value-type="string">
            <text:p>model_projects_resources_resource_usages</text:p>
          </table:table-cell>
          <table:table-cell table:formula="of:=CONCATENATE([.J64];&quot;_&quot;;[.L64])" office:value-type="string" office:string-value="projects_resources_user" calcext:value-type="string">
            <text:p>projects_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resource_usag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65])" office:value-type="string" office:string-value="access_projects_resources_works_user" calcext:value-type="string">
            <text:p>access_projects_resources_works_user</text:p>
          </table:table-cell>
          <table:table-cell table:formula="of:=CONCATENATE([.J65];&quot;_&quot;;[.K65];&quot;_&quot;;[.L65])" office:value-type="string" office:string-value="projects_resources_works_user" calcext:value-type="string">
            <text:p>projects_resources_works_user</text:p>
          </table:table-cell>
          <table:table-cell table:formula="of:=CONCATENATE(&quot;model_&quot;;[.J65];&quot;_&quot;;[.K65])" office:value-type="string" office:string-value="model_projects_resources_works" calcext:value-type="string">
            <text:p>model_projects_resources_works</text:p>
          </table:table-cell>
          <table:table-cell table:formula="of:=CONCATENATE([.J65];&quot;_&quot;;[.L65])" office:value-type="string" office:string-value="projects_resources_user" calcext:value-type="string">
            <text:p>projects_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66])" office:value-type="string" office:string-value="access_projects_resources_works_resources_user" calcext:value-type="string">
            <text:p>access_projects_resources_works_resources_user</text:p>
          </table:table-cell>
          <table:table-cell table:formula="of:=CONCATENATE([.J66];&quot;_&quot;;[.K66];&quot;_&quot;;[.L66])" office:value-type="string" office:string-value="projects_resources_works_resources_user" calcext:value-type="string">
            <text:p>projects_resources_works_resources_user</text:p>
          </table:table-cell>
          <table:table-cell table:formula="of:=CONCATENATE(&quot;model_&quot;;[.J66];&quot;_&quot;;[.K66])" office:value-type="string" office:string-value="model_projects_resources_works_resources" calcext:value-type="string">
            <text:p>model_projects_resources_works_resources</text:p>
          </table:table-cell>
          <table:table-cell table:formula="of:=CONCATENATE([.J66];&quot;_&quot;;[.L66])" office:value-type="string" office:string-value="projects_resources_user" calcext:value-type="string">
            <text:p>projects_resource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_resources</text:p>
          </table:table-cell>
          <table:table-cell office:value-type="string" calcext:value-type="string">
            <text:p>works_resources</text:p>
          </table:table-cell>
          <table:table-cell office:value-type="string" calcext:value-type="string">
            <text:p>user</text:p>
          </table:table-cell>
        </table:table-row>
      </table:table>
      <table:table table:name="Лист2" table:style-name="ta1"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1">
          <table:table-cell office:value-type="string" calcext:value-type="string">
            <text:p>access_projects_resources_resource_usages_admin</text:p>
          </table:table-cell>
          <table:table-cell office:value-type="string" calcext:value-type="string">
            <text:p>projects_resources_resource_usages_admin</text:p>
          </table:table-cell>
          <table:table-cell office:value-type="string" calcext:value-type="string">
            <text:p>model_projects_resources_resource_usages</text:p>
          </table:table-cell>
          <table:table-cell office:value-type="string" calcext:value-type="string">
            <text:p>projects_resources_admin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works_admin</text:p>
          </table:table-cell>
          <table:table-cell office:value-type="string" calcext:value-type="string">
            <text:p>projects_resources_works_admin</text:p>
          </table:table-cell>
          <table:table-cell office:value-type="string" calcext:value-type="string">
            <text:p>model_projects_resources_works</text:p>
          </table:table-cell>
          <table:table-cell office:value-type="string" calcext:value-type="string">
            <text:p>projects_resources_admin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works_resources_admin</text:p>
          </table:table-cell>
          <table:table-cell office:value-type="string" calcext:value-type="string">
            <text:p>projects_resources_works_resources_admin</text:p>
          </table:table-cell>
          <table:table-cell office:value-type="string" calcext:value-type="string">
            <text:p>model_projects_resources_works_resources</text:p>
          </table:table-cell>
          <table:table-cell office:value-type="string" calcext:value-type="string">
            <text:p>projects_resources_admin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resource_usages_manager</text:p>
          </table:table-cell>
          <table:table-cell office:value-type="string" calcext:value-type="string">
            <text:p>projects_resources_resource_usages_manager</text:p>
          </table:table-cell>
          <table:table-cell office:value-type="string" calcext:value-type="string">
            <text:p>model_projects_resources_resource_usages</text:p>
          </table:table-cell>
          <table:table-cell office:value-type="string" calcext:value-type="string">
            <text:p>projects_resources_manager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works_manager</text:p>
          </table:table-cell>
          <table:table-cell office:value-type="string" calcext:value-type="string">
            <text:p>projects_resources_works_manager</text:p>
          </table:table-cell>
          <table:table-cell office:value-type="string" calcext:value-type="string">
            <text:p>model_projects_resources_works</text:p>
          </table:table-cell>
          <table:table-cell office:value-type="string" calcext:value-type="string">
            <text:p>projects_resources_manager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works_resources_manager</text:p>
          </table:table-cell>
          <table:table-cell office:value-type="string" calcext:value-type="string">
            <text:p>projects_resources_works_resources_manager</text:p>
          </table:table-cell>
          <table:table-cell office:value-type="string" calcext:value-type="string">
            <text:p>model_projects_resources_works_resources</text:p>
          </table:table-cell>
          <table:table-cell office:value-type="string" calcext:value-type="string">
            <text:p>projects_resources_manager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resource_usages_user</text:p>
          </table:table-cell>
          <table:table-cell office:value-type="string" calcext:value-type="string">
            <text:p>projects_resources_resource_usages_user</text:p>
          </table:table-cell>
          <table:table-cell office:value-type="string" calcext:value-type="string">
            <text:p>model_projects_resources_resource_usages</text:p>
          </table:table-cell>
          <table:table-cell office:value-type="string" calcext:value-type="string">
            <text:p>projects_resources_user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works_user</text:p>
          </table:table-cell>
          <table:table-cell office:value-type="string" calcext:value-type="string">
            <text:p>projects_resources_works_user</text:p>
          </table:table-cell>
          <table:table-cell office:value-type="string" calcext:value-type="string">
            <text:p>model_projects_resources_works</text:p>
          </table:table-cell>
          <table:table-cell office:value-type="string" calcext:value-type="string">
            <text:p>projects_resources_user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cess_projects_resources_works_resources_user</text:p>
          </table:table-cell>
          <table:table-cell office:value-type="string" calcext:value-type="string">
            <text:p>projects_resources_works_resources_user</text:p>
          </table:table-cell>
          <table:table-cell office:value-type="string" calcext:value-type="string">
            <text:p>model_projects_resources_works_resources</text:p>
          </table:table-cell>
          <table:table-cell office:value-type="string" calcext:value-type="string">
            <text:p>projects_resources_user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 style:data-style-name="N2" text:time-value="10:34:10.8640934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0:49:24.788055808</dc:date>
    <meta:editing-duration>PT21M37S</meta:editing-duration>
    <meta:editing-cycles>5</meta:editing-cycles>
    <meta:generator>LibreOffice/5.1.2.2.0$Linux_X86_64 LibreOffice_project/10m0$Build-2</meta:generator>
    <meta:document-statistic meta:table-count="2" meta:cell-count="751" meta:object-count="0"/>
  </office:meta>
</office:document-meta>
</file>